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ter bucketsize,outgoing rate and no of inputs 4 3 3</text:p>
      <text:p text:style-name="Standard">Enter number of incoming packet size</text:p>
      <text:p text:style-name="Standard"><text:s/>5 4 3</text:p>
      <text:p text:style-name="Standard">incoming packet size 5</text:p>
      <text:p text:style-name="Standard">dropped 1 no of packets</text:p>
      <text:p text:style-name="Standard">Bucket buffer size 0 out of 4</text:p>
      <text:p text:style-name="Standard">store value is 4</text:p>
      <text:p text:style-name="Standard">After outgoing 1 packet left out of 4 in buffer</text:p>
      <text:p text:style-name="Standard">Enter number of incoming packet size</text:p>
      <text:p text:style-name="Standard">incoming packet size 4</text:p>
      <text:p text:style-name="Standard">dropped 1 no of packets</text:p>
      <text:p text:style-name="Standard">Bucket buffer size 1 out of 4</text:p>
      <text:p text:style-name="Standard">store value is 4</text:p>
      <text:p text:style-name="Standard">After outgoing 1 packet left out of 4 in buffer</text:p>
      <text:p text:style-name="Standard">Enter number of incoming packet size</text:p>
      <text:p text:style-name="Standard">incoming packet size 3</text:p>
      <text:p text:style-name="Standard">Buket buffer size 4 out of 4</text:p>
      <text:p text:style-name="Standard">After outgoing 1 packet left out of 4 in buff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6:45:06.976364186</meta:creation-date>
    <dc:date>2022-03-07T16:45:35.327364571</dc:date>
    <meta:editing-duration>PT28S</meta:editing-duration>
    <meta:editing-cycles>1</meta:editing-cycles>
    <meta:document-statistic meta:table-count="0" meta:image-count="0" meta:object-count="0" meta:page-count="1" meta:paragraph-count="18" meta:word-count="112" meta:character-count="538" meta:non-whitespace-character-count="443"/>
    <meta:generator>LibreOffice/6.4.7.2$Linux_X86_64 LibreOffice_project/40$Build-2</meta:generator>
  </office:meta>
</office:document-meta>
</file>